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HistoryResourceImpl.addMember( DavResource member , InputContext inp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ResourceImpl.init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ersionHistoryResourceImpl.removeMember( DavResource me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ersionHistoryResourceImpl.setProperty( Dav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ResourceImpl.alterProperties( List chang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ResourceImpl.removeProperty( DavProperty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ResourceImpl.VersionHistoryResourceImpl( DavResourceLocator locator , DavResourceFactory factory , DavSession session , ResourceConfig config ,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HistoryResourceImpl.alterProperties( DavPropertySet setProperties , DavPropertyNameSet removePropert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ResourceImpl.getVers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ersionHistoryResourceImpl.getMemb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